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6d2d" officeooo:paragraph-rsid="00046d2d"/>
    </style:style>
    <style:style style:name="P2" style:family="paragraph" style:parent-style-name="Standard">
      <style:text-properties officeooo:rsid="00046d2d" officeooo:paragraph-rsid="00185f61"/>
    </style:style>
    <style:style style:name="P3" style:family="paragraph" style:parent-style-name="Standard">
      <style:text-properties officeooo:rsid="00342c01" officeooo:paragraph-rsid="00342c01"/>
    </style:style>
    <style:style style:name="P4" style:family="paragraph" style:parent-style-name="Standard">
      <style:text-properties fo:font-weight="normal" officeooo:rsid="0009fdf1" officeooo:paragraph-rsid="003eba22" style:font-weight-asian="normal" style:font-weight-complex="normal"/>
    </style:style>
    <style:style style:name="P5" style:family="paragraph" style:parent-style-name="Standard">
      <style:text-properties fo:font-weight="normal" officeooo:rsid="00313fb9" officeooo:paragraph-rsid="002fc579" style:font-weight-asian="normal" style:font-weight-complex="normal"/>
    </style:style>
    <style:style style:name="P6" style:family="paragraph" style:parent-style-name="Standard">
      <style:text-properties fo:font-weight="normal" officeooo:rsid="00131456" officeooo:paragraph-rsid="002100f2" style:font-weight-asian="normal" style:font-weight-complex="normal"/>
    </style:style>
    <style:style style:name="P7" style:family="paragraph" style:parent-style-name="Standard">
      <style:text-properties fo:font-weight="normal" officeooo:rsid="001dbc12" officeooo:paragraph-rsid="001bf50d" style:font-weight-asian="normal" style:font-weight-complex="normal"/>
    </style:style>
    <style:style style:name="P8" style:family="paragraph" style:parent-style-name="Standard">
      <style:text-properties officeooo:rsid="001f3e79" officeooo:paragraph-rsid="0036229e"/>
    </style:style>
    <style:style style:name="P9" style:family="paragraph" style:parent-style-name="Standard">
      <style:text-properties officeooo:rsid="0007bade" officeooo:paragraph-rsid="003eba22"/>
    </style:style>
    <style:style style:name="P10" style:family="paragraph" style:parent-style-name="Standard">
      <style:text-properties fo:font-weight="normal" officeooo:rsid="001dbc12" officeooo:paragraph-rsid="00342c01" style:font-weight-asian="normal" style:font-weight-complex="normal"/>
    </style:style>
    <style:style style:name="P11" style:family="paragraph" style:parent-style-name="Standard">
      <style:text-properties fo:font-weight="normal" officeooo:rsid="00313fb9" officeooo:paragraph-rsid="004164ee" fo:background-color="transparent" style:font-weight-asian="normal" style:font-weight-complex="normal"/>
    </style:style>
    <style:style style:name="P12" style:family="paragraph" style:parent-style-name="Standard">
      <style:text-properties officeooo:rsid="002fc579" officeooo:paragraph-rsid="004164ee" fo:background-color="transparent"/>
    </style:style>
    <style:style style:name="P13" style:family="paragraph" style:parent-style-name="Standard">
      <style:text-properties officeooo:rsid="00046d2d" officeooo:paragraph-rsid="004da946" fo:background-color="transparent"/>
    </style:style>
    <style:style style:name="P14" style:family="paragraph" style:parent-style-name="Standard">
      <style:text-properties officeooo:rsid="001f3e79" officeooo:paragraph-rsid="0036229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ef0a" style:font-weight-asian="normal" style:font-weight-complex="normal"/>
    </style:style>
    <style:style style:name="T4" style:family="text">
      <style:text-properties fo:font-weight="normal" officeooo:rsid="00131456" style:font-weight-asian="normal" style:font-weight-complex="normal"/>
    </style:style>
    <style:style style:name="T5" style:family="text">
      <style:text-properties fo:font-weight="normal" officeooo:rsid="00054c30" style:font-weight-asian="normal" style:font-weight-complex="normal"/>
    </style:style>
    <style:style style:name="T6" style:family="text">
      <style:text-properties fo:font-weight="normal" officeooo:rsid="001dbc12" style:font-weight-asian="normal" style:font-weight-complex="normal"/>
    </style:style>
    <style:style style:name="T7" style:family="text">
      <style:text-properties fo:font-weight="normal" officeooo:rsid="002100f2" style:font-weight-asian="normal" style:font-weight-complex="normal"/>
    </style:style>
    <style:style style:name="T8" style:family="text">
      <style:text-properties fo:font-weight="normal" officeooo:rsid="002a9f26" style:font-weight-asian="normal" style:font-weight-complex="normal"/>
    </style:style>
    <style:style style:name="T9" style:family="text">
      <style:text-properties fo:font-weight="normal" officeooo:rsid="00313fb9" style:font-weight-asian="normal" style:font-weight-complex="normal"/>
    </style:style>
    <style:style style:name="T10" style:family="text">
      <style:text-properties fo:font-weight="normal" officeooo:rsid="0036229e" style:font-weight-asian="normal" style:font-weight-complex="normal"/>
    </style:style>
    <style:style style:name="T11" style:family="text">
      <style:text-properties fo:font-weight="normal" officeooo:rsid="00368c77" style:font-weight-asian="normal" style:font-weight-complex="normal"/>
    </style:style>
    <style:style style:name="T12" style:family="text">
      <style:text-properties fo:font-weight="normal" officeooo:rsid="00385a26" style:font-weight-asian="normal" style:font-weight-complex="normal"/>
    </style:style>
    <style:style style:name="T13" style:family="text">
      <style:text-properties fo:font-weight="normal" officeooo:rsid="003b1c89" style:font-weight-asian="normal" style:font-weight-complex="normal"/>
    </style:style>
    <style:style style:name="T14" style:family="text">
      <style:text-properties fo:font-weight="normal" officeooo:rsid="003cfce6" style:font-weight-asian="normal" style:font-weight-complex="normal"/>
    </style:style>
    <style:style style:name="T15" style:family="text">
      <style:text-properties fo:font-weight="normal" officeooo:rsid="003eba22" style:font-weight-asian="normal" style:font-weight-complex="normal"/>
    </style:style>
    <style:style style:name="T16" style:family="text">
      <style:text-properties fo:font-weight="normal" officeooo:rsid="004a91c0" style:font-weight-asian="normal" style:font-weight-complex="normal"/>
    </style:style>
    <style:style style:name="T17" style:family="text">
      <style:text-properties fo:font-weight="normal" officeooo:rsid="004bec46" style:font-weight-asian="normal" style:font-weight-complex="normal"/>
    </style:style>
    <style:style style:name="T18" style:family="text">
      <style:text-properties fo:font-weight="normal" officeooo:rsid="004da946" style:font-weight-asian="normal" style:font-weight-complex="normal"/>
    </style:style>
    <style:style style:name="T19" style:family="text">
      <style:text-properties fo:font-weight="normal" officeooo:rsid="004e5aa0" style:font-weight-asian="normal" style:font-weight-complex="normal"/>
    </style:style>
    <style:style style:name="T20" style:family="text">
      <style:text-properties fo:font-weight="normal" officeooo:rsid="00500119" style:font-weight-asian="normal" style:font-weight-complex="normal"/>
    </style:style>
    <style:style style:name="T21" style:family="text">
      <style:text-properties fo:font-weight="normal" officeooo:rsid="0051cba1" style:font-weight-asian="normal" style:font-weight-complex="normal"/>
    </style:style>
    <style:style style:name="T22" style:family="text">
      <style:text-properties fo:font-weight="normal" officeooo:rsid="0052ef35" style:font-weight-asian="normal" style:font-weight-complex="normal"/>
    </style:style>
    <style:style style:name="T23" style:family="text">
      <style:text-properties officeooo:rsid="0014a504"/>
    </style:style>
    <style:style style:name="T24" style:family="text">
      <style:text-properties officeooo:rsid="00173f8a"/>
    </style:style>
    <style:style style:name="T25" style:family="text">
      <style:text-properties fo:font-style="italic" fo:font-weight="normal" officeooo:rsid="003eba22" style:font-style-asian="italic" style:font-weight-asian="normal" style:font-style-complex="italic" style:font-weight-complex="normal"/>
    </style:style>
    <style:style style:name="T26" style:family="text">
      <style:text-properties fo:font-style="normal" fo:font-weight="normal" officeooo:rsid="003eba2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098c58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2e7f8b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3f0731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4871f0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4e5aa0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23">I am certain that due to my personal motivations, passion and prerequisite skills, I am an ideal candidate for the professional masters program in Big Data at Simon Fraser University.</text:span> <text:span text:style-name="T24">In the last two years of my undergraduate studies it became increasingly clear to me that I wanted to continue my education with a masters program. However, searching and evaluating potential programs of interest was too significant a task to approach while in the midst of the final year of a computing science degree. I decided to give myself an entire year to sift through the space of opportunities available for my future. After a year of investigation, I arrived at the conclusion that I wanted to persue an industry-oriented program pertaining to big data, exactly the specification of the big data program at SFU.</text:span></text:p>
      <text:p text:style-name="P2"/>
      <text:p text:style-name="P8"><text:span text:style-name="T6">O</text:span><text:span text:style-name="T2">ne highly appealing attribute of the </text:span><text:span text:style-name="T1">Big Data program </text:span><text:span text:style-name="T2">is the fact that it is industry oriented as apposed to research-oriented. Although I am fascinated with the research side of big data, </text:span><text:span text:style-name="T10">it appears to me that, at this time, the role of the practitioner is not only more valuable, but also more exiting than that of a big data researcher. </text:span><text:span text:style-name="T12">The explosive rate at which cutting edge big data research is being conducted is not matched by the rate at which it is being implemented in industry. There is a dire need for specialized </text:span><text:span text:style-name="T14">big data engineers </text:span><text:span text:style-name="T12">growing in all sectors of society</text:span><text:span text:style-name="T10">. </text:span><text:span text:style-name="T11">I spend much of my free time reading online about groundbreaking big data research, it is my dream not to merely be </text:span><text:span text:style-name="T12">a</text:span><text:span text:style-name="T11"> contributer to this research, but rather, </text:span><text:span text:style-name="T8">to be </text:span><text:span text:style-name="T7">a medium through which these new discoveries can be leveraged to solve real world problems. </text:span></text:p>
      <text:p text:style-name="P8"><text:span text:style-name="T7"/></text:p>
      <text:p text:style-name="P9"><text:span text:style-name="T3">T</text:span><text:span text:style-name="T2">hroughout my undergraduate career, I have been exposed to an incredibly diverse set of technical domains. </text:span><text:span text:style-name="T15">I have taken a multitude of software engineering classes, all of which involved some team project. These have ranged from re-implementing the distributed social network </text:span><text:span text:style-name="T25">Diaspora </text:span><text:span text:style-name="T26">using python with the django web-framework, to a </text:span><text:span text:style-name="T27">3d modeling </text:span><text:span text:style-name="T28">project, </text:span><text:span text:style-name="T29">built</text:span><text:span text:style-name="T28"> </text:span><text:span text:style-name="T27">to assist a phd student who was studying </text:span><text:span text:style-name="T29">how gender </text:span><text:span text:style-name="T31">has an </text:span><text:span text:style-name="T29">affect </text:span><text:span text:style-name="T31">on</text:span><text:span text:style-name="T29"> hand gestures made while story telling. The two most fa</text:span><text:span text:style-name="T30">sc</text:span><text:span text:style-name="T29">inating classes that I completed in my undergraduate career are relevant to big data, Machine Learning and Probabilistic Graphical Models. These classes are what first opened my mind to understanding how powerful </text:span><text:span text:style-name="T30">B</text:span><text:span text:style-name="T29">ig </text:span><text:span text:style-name="T30">D</text:span><text:span text:style-name="T29">ata solutions can be, and the </text:span><text:span text:style-name="T30">potential impact</text:span><text:span text:style-name="T29"> that they will have on the future of society. </text:span></text:p>
      <text:p text:style-name="P4"/>
      <text:p text:style-name="P12"><text:span text:style-name="T2">Since graduating university I have made a strong effort to continue </text:span><text:span text:style-name="T16">my education via various disciplines. </text:span><text:span text:style-name="T19">I have engaged in activities such as </text:span><text:span text:style-name="T2">contributing to open source </text:span><text:span text:style-name="T16">software</text:span><text:span text:style-name="T2">, reading books, and completing online courses. </text:span><text:span text:style-name="T17">Courses which range </text:span><text:span text:style-name="T2">in topics from deep learning and blockchain technology to complex analysis and financial modeling. I have also been putting effort into enhancing my workflow, </text:span><text:span text:style-name="T18">and optimizing my use of </text:span><text:span text:style-name="T2">computational tools. I have been </text:span><text:span text:style-name="T9">striving to reach a higher </text:span><text:span text:style-name="T13">profficiency</text:span><text:span text:style-name="T9"> </text:span><text:span text:style-name="T13">with</text:span><text:span text:style-name="T9"> linux operating systems </text:span><text:span text:style-name="T13">and </text:span><text:span text:style-name="T19">the </text:span><text:span text:style-name="T13">command line</text:span><text:span text:style-name="T9">. I have also transitioned to using vim as an editor. These </text:span><text:span text:style-name="T19">challenges</text:span><text:span text:style-name="T9"> have </text:span><text:span text:style-name="T19">methods of keeping </text:span><text:span text:style-name="T9">me </text:span><text:span text:style-name="T18">out of my comfort zone.</text:span></text:p>
      <text:p text:style-name="P11"/>
      <text:p text:style-name="P13"><text:span text:style-name="T20">By these five years of practice since beginning my undergraduate degree I have acquired a </text:span><text:span text:style-name="T4">very strong computational background, both theoretical</text:span><text:span text:style-name="T21">y</text:span><text:span text:style-name="T4"> and practical</text:span><text:span text:style-name="T21">y</text:span><text:span text:style-name="T4">. </text:span><text:span text:style-name="T5">After years of practical experience with many different stacks of technologies, working on different levels of abstraction, tackling fundamentally different problems, </text:span><text:span text:style-name="T18">t</text:span><text:span text:style-name="T4">he breadth of my experience allows me to </text:span><text:span text:style-name="T21">begin to</text:span><text:span text:style-name="T4"> see </text:span><text:span text:style-name="T21">a </text:span><text:span text:style-name="T4">big picture in computing</text:span><text:span text:style-name="T5">. </text:span><text:span text:style-name="T21">I expect the gains in my career over the next five years to be nothing short of the last five, predicated on the acceptance to this program.</text:span></text:p>
      <text:p text:style-name="P5"/>
      <text:p text:style-name="P3"><text:span text:style-name="T9">I </text:span><text:span text:style-name="T2">want to be able to use the most powerful modern tools to solve problems. </text:span><text:span text:style-name="T22">I</text:span><text:span text:style-name="T2">t is apparent to me that Big Data solutions are the most powerful tools coming out of the science, technology, and business pipeline. Th</text:span><text:span text:style-name="T22">is program</text:span><text:span text:style-name="T2"> is the smoothest path to understanding these tools and how to apply them. Please consider me as a potential student for this most exciting opportunity.</text:span></text:p>
      <text:p text:style-name="P10"><text:soft-page-break/><text:line-break/></text:p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13:34:52.110140416</meta:creation-date>
    <meta:generator>LibreOffice/5.1.4.2$Linux_X86_64 LibreOffice_project/10m0$Build-2</meta:generator>
    <dc:date>2016-11-17T19:35:07.104048059</dc:date>
    <meta:editing-duration>PT2H48M42S</meta:editing-duration>
    <meta:editing-cycles>43</meta:editing-cycles>
    <meta:document-statistic meta:table-count="0" meta:image-count="0" meta:object-count="0" meta:page-count="2" meta:paragraph-count="7" meta:word-count="671" meta:character-count="4045" meta:non-whitespace-character-count="3377"/>
  </office:meta>
</office:document-meta>
</file>